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/>
    </style:style>
    <style:style style:name="TableColumn3" style:family="table-column">
      <style:table-column-properties style:column-width="6.6666in"/>
    </style:style>
    <style:style style:name="Table2" style:family="table">
      <style:table-properties style:width="6.6666in" fo:margin-left="0in" table:align="left"/>
    </style:style>
    <style:style style:name="TableRow4" style:family="table-row">
      <style:table-row-properties style:min-row-height="1.7291in"/>
    </style:style>
    <style:style style:name="TableCell5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7" style:family="table-row">
      <style:table-row-properties style:min-row-height="0.4166in"/>
    </style:style>
    <style:style style:name="TableCell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0" style:family="table-row">
      <style:table-row-properties style:min-row-height="0.4166in"/>
    </style:style>
    <style:style style:name="TableCell1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3" style:family="table-row">
      <style:table-row-properties style:min-row-height="0.625in"/>
    </style:style>
    <style:style style:name="TableCell1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6" style:family="table-row">
      <style:table-row-properties style:min-row-height="0.4166in"/>
    </style:style>
    <style:style style:name="TableCell17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9" style:family="table-row">
      <style:table-row-properties style:min-row-height="0.4166in"/>
    </style:style>
    <style:style style:name="TableCell20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2" style:family="table-row">
      <style:table-row-properties style:min-row-height="0.4166in"/>
    </style:style>
    <style:style style:name="TableCell2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5" style:family="table-row">
      <style:table-row-properties style:min-row-height="0.4166in"/>
    </style:style>
    <style:style style:name="TableCell2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8" style:family="table-row">
      <style:table-row-properties style:min-row-height="0.4166in"/>
    </style:style>
    <style:style style:name="TableCell2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1" style:family="table-row">
      <style:table-row-properties style:min-row-height="0.625in"/>
    </style:style>
    <style:style style:name="TableCell32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4" style:family="table-row">
      <style:table-row-properties style:min-row-height="0.4166in"/>
    </style:style>
    <style:style style:name="TableCell35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7" style:family="table-row">
      <style:table-row-properties style:min-row-height="0.625in"/>
    </style:style>
    <style:style style:name="TableCell3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0" style:family="table-row">
      <style:table-row-properties style:min-row-height="0.4166in"/>
    </style:style>
    <style:style style:name="TableCell4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3" style:family="table-row">
      <style:table-row-properties style:min-row-height="0.4166in"/>
    </style:style>
    <style:style style:name="TableCell4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6" style:family="table-row">
      <style:table-row-properties style:min-row-height="0.4166in"/>
    </style:style>
    <style:style style:name="TableCell47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9" style:family="table-row">
      <style:table-row-properties style:min-row-height="0.8333in"/>
    </style:style>
    <style:style style:name="TableCell50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5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52" style:family="table-row">
      <style:table-row-properties style:min-row-height="0.4166in"/>
    </style:style>
    <style:style style:name="TableCell5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5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55" style:family="table-row">
      <style:table-row-properties style:min-row-height="0.4166in"/>
    </style:style>
    <style:style style:name="TableCell5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5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58" style:family="table-row">
      <style:table-row-properties style:min-row-height="0.4166in"/>
    </style:style>
    <style:style style:name="TableCell5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6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61" style:family="table-row">
      <style:table-row-properties style:min-row-height="0.4166in"/>
    </style:style>
    <style:style style:name="TableCell62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6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64" style:family="table-row">
      <style:table-row-properties style:min-row-height="0.4166in"/>
    </style:style>
    <style:style style:name="TableCell65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6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67" style:family="table-row">
      <style:table-row-properties style:min-row-height="0.4166in"/>
    </style:style>
    <style:style style:name="TableCell6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6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70" style:family="table-row">
      <style:table-row-properties style:min-row-height="0.4166in"/>
    </style:style>
    <style:style style:name="TableCell7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7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73" style:family="table-row">
      <style:table-row-properties style:min-row-height="0.4166in"/>
    </style:style>
    <style:style style:name="TableCell7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7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76" style:family="table-row">
      <style:table-row-properties style:min-row-height="0.4166in"/>
    </style:style>
    <style:style style:name="TableCell77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7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79" style:family="table-row">
      <style:table-row-properties style:min-row-height="0.4166in"/>
    </style:style>
    <style:style style:name="TableCell80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8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82" style:family="table-row">
      <style:table-row-properties style:min-row-height="0.8333in"/>
    </style:style>
    <style:style style:name="TableCell8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8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85" style:family="table-row">
      <style:table-row-properties style:min-row-height="0.4166in"/>
    </style:style>
    <style:style style:name="TableCell8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8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88" style:family="table-row">
      <style:table-row-properties style:min-row-height="0.4166in"/>
    </style:style>
    <style:style style:name="TableCell8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9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91" style:family="table-row">
      <style:table-row-properties style:min-row-height="0.8333in"/>
    </style:style>
    <style:style style:name="TableCell92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9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94" style:family="table-row">
      <style:table-row-properties style:min-row-height="0.4166in"/>
    </style:style>
    <style:style style:name="TableCell95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9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97" style:family="table-row">
      <style:table-row-properties style:min-row-height="0.4166in"/>
    </style:style>
    <style:style style:name="TableCell9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9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00" style:family="table-row">
      <style:table-row-properties style:min-row-height="0.4166in"/>
    </style:style>
    <style:style style:name="TableCell10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0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03" style:family="table-row">
      <style:table-row-properties style:min-row-height="0.4166in"/>
    </style:style>
    <style:style style:name="TableCell10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0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06" style:family="table-row">
      <style:table-row-properties style:min-row-height="0.4166in"/>
    </style:style>
    <style:style style:name="TableCell107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0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09" style:family="table-row">
      <style:table-row-properties style:min-row-height="0.4166in"/>
    </style:style>
    <style:style style:name="TableCell110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1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12" style:family="table-row">
      <style:table-row-properties style:min-row-height="0.4166in"/>
    </style:style>
    <style:style style:name="TableCell11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1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15" style:family="table-row">
      <style:table-row-properties style:min-row-height="0.625in"/>
    </style:style>
    <style:style style:name="TableCell11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1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18" style:family="table-row">
      <style:table-row-properties style:min-row-height="0.625in"/>
    </style:style>
    <style:style style:name="TableCell11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2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21" style:family="table-row">
      <style:table-row-properties style:min-row-height="0.4166in"/>
    </style:style>
    <style:style style:name="TableCell122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2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24" style:family="table-row">
      <style:table-row-properties style:min-row-height="0.4166in"/>
    </style:style>
    <style:style style:name="TableCell125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2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27" style:family="table-row">
      <style:table-row-properties style:min-row-height="0.4166in"/>
    </style:style>
    <style:style style:name="TableCell12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2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30" style:family="table-row">
      <style:table-row-properties style:min-row-height="0.4166in"/>
    </style:style>
    <style:style style:name="TableCell13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3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33" style:family="table-row">
      <style:table-row-properties style:min-row-height="0.8333in"/>
    </style:style>
    <style:style style:name="TableCell13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3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36" style:family="table-row">
      <style:table-row-properties style:min-row-height="0.4166in"/>
    </style:style>
    <style:style style:name="TableCell137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3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39" style:family="table-row">
      <style:table-row-properties style:min-row-height="0.8333in"/>
    </style:style>
    <style:style style:name="TableCell140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4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42" style:family="table-row">
      <style:table-row-properties style:min-row-height="0.4166in"/>
    </style:style>
    <style:style style:name="TableCell14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4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45" style:family="table-row">
      <style:table-row-properties style:min-row-height="0.4166in"/>
    </style:style>
    <style:style style:name="TableCell14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4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48" style:family="table-row">
      <style:table-row-properties style:min-row-height="0.4166in"/>
    </style:style>
    <style:style style:name="TableCell14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5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51" style:family="table-row">
      <style:table-row-properties style:min-row-height="0.4166in"/>
    </style:style>
    <style:style style:name="TableCell152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5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54" style:family="table-row">
      <style:table-row-properties style:min-row-height="0.625in"/>
    </style:style>
    <style:style style:name="TableCell155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5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57" style:family="table-row">
      <style:table-row-properties style:min-row-height="0.4166in"/>
    </style:style>
    <style:style style:name="TableCell15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5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60" style:family="table-row">
      <style:table-row-properties style:min-row-height="0.4166in"/>
    </style:style>
    <style:style style:name="TableCell16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6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63" style:family="table-row">
      <style:table-row-properties style:min-row-height="0.4166in"/>
    </style:style>
    <style:style style:name="TableCell16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6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66" style:family="table-row">
      <style:table-row-properties style:min-row-height="1.0416in"/>
    </style:style>
    <style:style style:name="TableCell167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6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69" style:family="table-row">
      <style:table-row-properties style:min-row-height="0.625in"/>
    </style:style>
    <style:style style:name="TableCell170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7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72" style:family="table-row">
      <style:table-row-properties style:min-row-height="0.4166in"/>
    </style:style>
    <style:style style:name="TableCell17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7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75" style:family="table-row">
      <style:table-row-properties style:min-row-height="0.4166in"/>
    </style:style>
    <style:style style:name="TableCell17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7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</office:automatic-styles>
  <office:body>
    <office:text text:use-soft-page-breaks="true">
      <text:p text:style-name="P1">What was your most recent piece of Continuing Professional Development (CPD) and what did you learn from this?</text:p>
      <text:p text:style-name="Normal"/>
      <text:p text:style-name="Normal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Took part in an Insights discovery report and training day, this was a fascinating insight in to my own personal strengths and weaknesses and it really helped me understand why I struggle with some aspects of work and life, and why I find other bits easier. It was also useful in that it highlighted areas that I could work on to improve my effectiveness as a team member and as an individual. I also found it really useful to gain this insight in to my colleagues and how I might be able to communicate better with them and that some tasks could be delegated/distributed in a more efficient and effective way - playing to people's strengths, or to help them develop their own skills.<text:s/></text:p>
          </table:table-cell>
        </table:table-row>
        <table:table-row table:style-name="TableRow7">
          <table:table-cell table:style-name="TableCell8">
            <text:p text:style-name="P9">Joining the Trust’s BAME network. I’m learning about issues that are important to my BAME colleagues &amp; how the KLS team can help<text:s/></text:p>
          </table:table-cell>
        </table:table-row>
        <table:table-row table:style-name="TableRow10">
          <table:table-cell table:style-name="TableCell11">
            <text:p text:style-name="P12">leading with compassion -</text:p>
          </table:table-cell>
        </table:table-row>
        <table:table-row table:style-name="TableRow13">
          <table:table-cell table:style-name="TableCell14">
            <text:p text:style-name="P15">1:1 about leadership apprenticeship - a very interesting discussion about time management and how explaining some techniques to a colleague reminded me of what I set out to do recently.</text:p>
          </table:table-cell>
        </table:table-row>
        <table:table-row table:style-name="TableRow16">
          <table:table-cell table:style-name="TableCell17">
            <text:p text:style-name="P18">Learning how everything works</text:p>
          </table:table-cell>
        </table:table-row>
        <table:table-row table:style-name="TableRow19">
          <table:table-cell table:style-name="TableCell20">
            <text:p text:style-name="P21">Productive meetings. Learned about the importance of active listening, good planning and structure and having the right people in the room.</text:p>
          </table:table-cell>
        </table:table-row>
        <table:table-row table:style-name="TableRow22">
          <table:table-cell table:style-name="TableCell23">
            <text:p text:style-name="P24">Refreshing enthusiasm</text:p>
          </table:table-cell>
        </table:table-row>
        <table:table-row table:style-name="TableRow25">
          <table:table-cell table:style-name="TableCell26">
            <text:p text:style-name="P27">Health information literacy training - breaking info down into smaller pieces and checking that people have understood rather than just asking `yes/no' questions</text:p>
          </table:table-cell>
        </table:table-row>
        <table:table-row table:style-name="TableRow28">
          <table:table-cell table:style-name="TableCell29">
            <text:p text:style-name="P30">Importance of networking - softer skills</text:p>
          </table:table-cell>
        </table:table-row>
        <table:table-row table:style-name="TableRow31">
          <table:table-cell table:style-name="TableCell32">
            <text:p text:style-name="P33">Working on a lit search example with a regional special interest group. Alerted me to alternative approaches and demonstrated range of facilities offered by different databases. Especially relevant with upcoming move to native interfaces.</text:p>
          </table:table-cell>
        </table:table-row>
        <table:table-row table:style-name="TableRow34">
          <table:table-cell table:style-name="TableCell35">
            <text:p text:style-name="P36">My personal well-being<text:s/></text:p>
          </table:table-cell>
        </table:table-row>
        <table:table-row table:style-name="TableRow37">
          <table:table-cell table:style-name="TableCell38">
            <text:p text:style-name="P39">I attended a km sharing event to learn more about km and from the conversations realised that a lot of km is about sharing and making connections, which we do a lot of already.</text:p>
          </table:table-cell>
        </table:table-row>
        <table:table-row table:style-name="TableRow40">
          <table:table-cell table:style-name="TableCell41">
            <text:p text:style-name="P42">Strategies for implementing and embedding a learning culture</text:p>
          </table:table-cell>
        </table:table-row>
        <text:soft-page-break/>
        <table:table-row table:style-name="TableRow43">
          <table:table-cell table:style-name="TableCell44">
            <text:p text:style-name="P45">Improving skill set</text:p>
          </table:table-cell>
        </table:table-row>
        <table:table-row table:style-name="TableRow46">
          <table:table-cell table:style-name="TableCell47">
            <text:p text:style-name="P48">hub - how it works</text:p>
          </table:table-cell>
        </table:table-row>
        <table:table-row table:style-name="TableRow49">
          <table:table-cell table:style-name="TableCell50">
            <text:p text:style-name="P51">The HEE Knowledge Mobilisation Framework course<text:line-break/>Learned about the different scenarios and examples such as After Action Review, Action Learning Set, Knowledge cafe, etc and how they can benefit and facilitate conversation between health care staff</text:p>
          </table:table-cell>
        </table:table-row>
        <table:table-row table:style-name="TableRow52">
          <table:table-cell table:style-name="TableCell53">
            <text:p text:style-name="P54">Reflective writing and practical ideas re taking weekly time to reflect on your week, frameworks to use...</text:p>
          </table:table-cell>
        </table:table-row>
        <table:table-row table:style-name="TableRow55">
          <table:table-cell table:style-name="TableCell56">
            <text:p text:style-name="P57">Mindfulness course through OH and clinical psychology. Shared discussion and practical methods and new behaviours and thinking to adopt</text:p>
          </table:table-cell>
        </table:table-row>
        <table:table-row table:style-name="TableRow58">
          <table:table-cell table:style-name="TableCell59">
            <text:p text:style-name="P60">Community of practice meeting, improved my confidence in delivering a presentation.</text:p>
          </table:table-cell>
        </table:table-row>
        <table:table-row table:style-name="TableRow61">
          <table:table-cell table:style-name="TableCell62">
            <text:p text:style-name="P63">An extended training course funded by HEE Train the Healthcare Trainer. <text:s/>It really broke down training to its constituent parts and made you relook at your working practices.</text:p>
          </table:table-cell>
        </table:table-row>
        <table:table-row table:style-name="TableRow64">
          <table:table-cell table:style-name="TableCell65">
            <text:p text:style-name="P66">Peer review of searches</text:p>
          </table:table-cell>
        </table:table-row>
        <table:table-row table:style-name="TableRow67">
          <table:table-cell table:style-name="TableCell68">
            <text:p text:style-name="P69">Our Trust’s Civilty&amp;Respect training. How important it is to avoid micro aggressions of any type<text:s/></text:p>
          </table:table-cell>
        </table:table-row>
        <table:table-row table:style-name="TableRow70">
          <table:table-cell table:style-name="TableCell71">
            <text:p text:style-name="P72">Action Learning Sets - the value of action learning in everyday practice</text:p>
          </table:table-cell>
        </table:table-row>
        <table:table-row table:style-name="TableRow73">
          <table:table-cell table:style-name="TableCell74">
            <text:p text:style-name="P75">Better time management and to get more staff in to support the KLS</text:p>
          </table:table-cell>
        </table:table-row>
        <table:table-row table:style-name="TableRow76">
          <table:table-cell table:style-name="TableCell77">
            <text:p text:style-name="P78">Shadowing colleague delivering CA session. Going to share presentation on future session before going "solo"</text:p>
          </table:table-cell>
        </table:table-row>
        <table:table-row table:style-name="TableRow79">
          <table:table-cell table:style-name="TableCell80">
            <text:p text:style-name="P81">Must have been the training on the LKS hub, which was great to see that the project came to fruition and how to use it</text:p>
          </table:table-cell>
        </table:table-row>
        <table:table-row table:style-name="TableRow82">
          <table:table-cell table:style-name="TableCell83">
            <text:p text:style-name="P84">Read Hanell F, Ahlryd S. Information work of hospital librarians: Making the invisible visible. Journal of Librarianship and Information Science. December 2021. doi:10.1177/09610006211063202. I learned that the challenges and opportunities for health librarians in England are the same as in Europe.</text:p>
          </table:table-cell>
        </table:table-row>
        <table:table-row table:style-name="TableRow85">
          <table:table-cell table:style-name="TableCell86">
            <text:p text:style-name="P87">communication skills</text:p>
          </table:table-cell>
        </table:table-row>
        <table:table-row table:style-name="TableRow88">
          <table:table-cell table:style-name="TableCell89">
            <text:p text:style-name="P90">Logic Models. I learned how to use a simple format to demonstrate impact and outputs</text:p>
          </table:table-cell>
        </table:table-row>
        <table:table-row table:style-name="TableRow91">
          <table:table-cell table:style-name="TableCell92">
            <text:p text:style-name="P93">Discussing a literature search example with peers and discussing how we'd approach the search using the native interfaces- common pitfalls, concerns. It was helpful as trying to grapple with alone had made me lose confidence in myself but knowing others had similar issues and troubleshooting together helped.<text:s/></text:p>
          </table:table-cell>
        </table:table-row>
        <text:soft-page-break/>
        <table:table-row table:style-name="TableRow94">
          <table:table-cell table:style-name="TableCell95">
            <text:p text:style-name="P96">Raised Awareness about current issues</text:p>
          </table:table-cell>
        </table:table-row>
        <table:table-row table:style-name="TableRow97">
          <table:table-cell table:style-name="TableCell98">
            <text:p text:style-name="P99">Playful principles for productive meetings.<text:line-break/>Learning around our role in this area across an organisation<text:s/></text:p>
          </table:table-cell>
        </table:table-row>
        <table:table-row table:style-name="TableRow100">
          <table:table-cell table:style-name="TableCell101">
            <text:p text:style-name="P102">Keeping Well Wellbeing Summit - recognising the signs of stress and burnout in yourself and your team</text:p>
          </table:table-cell>
        </table:table-row>
        <table:table-row table:style-name="TableRow103">
          <table:table-cell table:style-name="TableCell104">
            <text:p text:style-name="P105">I attended a one hour training session on using RefWorks. Found it useful as I'd never used RefWorks before, and felt more confident at using it afterwards.<text:s/></text:p>
          </table:table-cell>
        </table:table-row>
        <table:table-row table:style-name="TableRow106">
          <table:table-cell table:style-name="TableCell107">
            <text:p text:style-name="P108">Critically appraised an article with the library team to agree on our promotional narratives during inductions, creating flyers, presentations to clinical teams etc,.</text:p>
          </table:table-cell>
        </table:table-row>
        <table:table-row table:style-name="TableRow109">
          <table:table-cell table:style-name="TableCell110">
            <text:p text:style-name="P111">Using new staff management features in HR system. Learning - process of sickness management and software features.</text:p>
          </table:table-cell>
        </table:table-row>
        <table:table-row table:style-name="TableRow112">
          <table:table-cell table:style-name="TableCell113">
            <text:p text:style-name="P114">Tony Kent Strix Annual Memorial Lecture<text:line-break/>Theoretical frameworks</text:p>
          </table:table-cell>
        </table:table-row>
        <table:table-row table:style-name="TableRow115">
          <table:table-cell table:style-name="TableCell116">
            <text:p text:style-name="P117">Read Helen Kiely's article on library jargon and what it means to users - we are reflecting on this as a team and it will drive how we construct our user surveys and communicate with library members going forward.</text:p>
          </table:table-cell>
        </table:table-row>
        <table:table-row table:style-name="TableRow118">
          <table:table-cell table:style-name="TableCell119">
            <text:p text:style-name="P120">Taking up an acting up post. Managing library <text:s/>budget using different systems, carrying out risk assessments,<text:s/></text:p>
          </table:table-cell>
        </table:table-row>
        <table:table-row table:style-name="TableRow121">
          <table:table-cell table:style-name="TableCell122">
            <text:p text:style-name="P123">Writing a bid. Some useful tips, but aimed at new comers to management</text:p>
          </table:table-cell>
        </table:table-row>
        <table:table-row table:style-name="TableRow124">
          <table:table-cell table:style-name="TableCell125">
            <text:p text:style-name="P126">QI and project management: the knowledge and skills to manage a successful project<text:s/></text:p>
          </table:table-cell>
        </table:table-row>
        <table:table-row table:style-name="TableRow127">
          <table:table-cell table:style-name="TableCell128">
            <text:p text:style-name="P129">Train the Trainer course<text:line-break/>Tips about how to train people</text:p>
          </table:table-cell>
        </table:table-row>
        <table:table-row table:style-name="TableRow130">
          <table:table-cell table:style-name="TableCell131">
            <text:p text:style-name="P132">Training on LibKey. How this tool will enhance the access to evidence for our users.<text:s/></text:p>
          </table:table-cell>
        </table:table-row>
        <table:table-row table:style-name="TableRow133">
          <table:table-cell table:style-name="TableCell134">
            <text:p text:style-name="P135">Online training module to teach me how to populate new Intranet software. I learned technical skills and also spent a useful amount of time considering content and structure, really trying to get in to the minds of our users</text:p>
          </table:table-cell>
        </table:table-row>
        <table:table-row table:style-name="TableRow136">
          <table:table-cell table:style-name="TableCell137">
            <text:p text:style-name="P138">Evidence synthesis, made me think how what I provide can be more accessible<text:s/></text:p>
          </table:table-cell>
        </table:table-row>
        <table:table-row table:style-name="TableRow139">
          <table:table-cell table:style-name="TableCell140">
            <text:p text:style-name="P141">The most recent one must be the #UKmedlibs chat - the topic was quality improvement and that always gets me going as it reminds me our role within other teams (I am a quality improvement facilitator) <text:s/>Always good to catch up with like minded colleagues and remind myself that I am not alone.</text:p>
          </table:table-cell>
        </table:table-row>
        <table:table-row table:style-name="TableRow142">
          <table:table-cell table:style-name="TableCell143">
            <text:p text:style-name="P144">RCT as part of Knowvember we talked about our roles and health literacy and shared techniques we could use</text:p>
          </table:table-cell>
        </table:table-row>
        <text:soft-page-break/>
        <table:table-row table:style-name="TableRow145">
          <table:table-cell table:style-name="TableCell146">
            <text:p text:style-name="P147">It’s been overwhelming with new databases and the hub</text:p>
          </table:table-cell>
        </table:table-row>
        <table:table-row table:style-name="TableRow148">
          <table:table-cell table:style-name="TableCell149">
            <text:p text:style-name="P150">Work with a coach - improved my leadership capabilities during these unprecedented times</text:p>
          </table:table-cell>
        </table:table-row>
        <table:table-row table:style-name="TableRow151">
          <table:table-cell table:style-name="TableCell152">
            <text:p text:style-name="P153">Broadening my knowledge</text:p>
          </table:table-cell>
        </table:table-row>
        <table:table-row table:style-name="TableRow154">
          <table:table-cell table:style-name="TableCell155">
            <text:p text:style-name="P156">Informal demo of Pub Reminer by a colleague - new way to make searches robust and comprehensive, particularly woolly searches. Also how it can help suggest journals to publish in.<text:s/></text:p>
          </table:table-cell>
        </table:table-row>
        <table:table-row table:style-name="TableRow157">
          <table:table-cell table:style-name="TableCell158">
            <text:p text:style-name="P159">writing for copy- helped with Twitter posts and framing from the point of view of the reader and what they will gain</text:p>
          </table:table-cell>
        </table:table-row>
        <table:table-row table:style-name="TableRow160">
          <table:table-cell table:style-name="TableCell161">
            <text:p text:style-name="P162">Microsoft Accessibility training, really helped for delivering online training and ensuring that online resources are as accessible as possible.</text:p>
          </table:table-cell>
        </table:table-row>
        <table:table-row table:style-name="TableRow163">
          <table:table-cell table:style-name="TableCell164">
            <text:p text:style-name="P165">Knowvember event about mobilising knowledge. An idea was shared by a colleague about "evidence into practice events" which I'd like to replicate<text:s/></text:p>
          </table:table-cell>
        </table:table-row>
        <table:table-row table:style-name="TableRow166">
          <table:table-cell table:style-name="TableCell167">
            <text:p text:style-name="P168">I did some of the expert searching courses on the native databases<text:line-break/><text:line-break/>Benefit was that it gave me more insight into how to best use the native databases which is what I mainly do in my job as a clinical librarian so was very useful and will be applied to my work<text:s/></text:p>
          </table:table-cell>
        </table:table-row>
        <table:table-row table:style-name="TableRow169">
          <table:table-cell table:style-name="TableCell170">
            <text:p text:style-name="P171">Divisional away day. Learned a lot more about what other departments/teams in our division do and how we can interact better with them as a result</text:p>
          </table:table-cell>
        </table:table-row>
        <table:table-row table:style-name="TableRow172">
          <table:table-cell table:style-name="TableCell173">
            <text:p text:style-name="P174">Reflecting on diverse sexualities and gender</text:p>
          </table:table-cell>
        </table:table-row>
        <table:table-row table:style-name="TableRow175">
          <table:table-cell table:style-name="TableCell176">
            <text:p text:style-name="P177">Coaching and mentoring. <text:s/>I learnt to reflect and use the reflectio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minic Gilroy</meta:initial-creator>
    <dc:creator>Dominic Gilroy</dc:creator>
    <meta:creation-date>2021-12-14T12:18:00Z</meta:creation-date>
    <dc:date>2021-12-14T12:51:00Z</dc:date>
    <meta:template xlink:href="Normal" xlink:type="simple"/>
    <meta:editing-cycles>1</meta:editing-cycles>
    <meta:editing-duration>PT1980S</meta:editing-duration>
    <meta:document-statistic meta:page-count="4" meta:paragraph-count="14" meta:word-count="1110" meta:character-count="7428" meta:row-count="52" meta:non-whitespace-character-count="6332"/>
  </office:meta>
</office:document-meta>
</file>